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1ce6" officeooo:paragraph-rsid="001b1ce6"/>
    </style:style>
    <style:style style:name="P2" style:family="paragraph" style:parent-style-name="Text_20_body">
      <style:text-properties officeooo:paragraph-rsid="001b1ce6"/>
    </style:style>
    <style:style style:name="P3" style:family="paragraph" style:parent-style-name="Text_20_body">
      <style:text-properties officeooo:rsid="001d1633" officeooo:paragraph-rsid="001d1633"/>
    </style:style>
    <style:style style:name="P4" style:family="paragraph" style:parent-style-name="Text_20_body">
      <style:paragraph-properties fo:text-align="center" style:justify-single-word="false"/>
      <style:text-properties fo:font-size="18pt" officeooo:rsid="001b1ce6" style:font-size-asian="15.75pt" style:font-size-complex="18pt"/>
    </style:style>
    <style:style style:name="P5" style:family="paragraph" style:parent-style-name="Text_20_body">
      <style:text-properties officeooo:rsid="001ebff5" officeooo:paragraph-rsid="001ebff5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7">
      <style:text-properties officeooo:rsid="001b1ce6" officeooo:paragraph-rsid="001b1ce6"/>
    </style:style>
    <style:style style:name="P8" style:family="paragraph" style:parent-style-name="Text_20_body" style:list-style-name="L1">
      <style:text-properties style:text-line-through-style="solid" style:text-line-through-type="single" officeooo:rsid="001b1ce6" officeooo:paragraph-rsid="001b1ce6"/>
    </style:style>
    <style:style style:name="P9" style:family="paragraph" style:parent-style-name="Text_20_body" style:list-style-name="L2">
      <style:text-properties style:text-line-through-style="solid" style:text-line-through-type="single" officeooo:rsid="001b1ce6" officeooo:paragraph-rsid="001b1ce6"/>
    </style:style>
    <style:style style:name="P10" style:family="paragraph" style:parent-style-name="Text_20_body" style:list-style-name="L1">
      <style:text-properties style:text-line-through-style="solid" style:text-line-through-type="single" style:text-position="0% 100%" style:font-name="Times New Roman" fo:font-style="normal" officeooo:rsid="001b1ce6" officeooo:paragraph-rsid="001b1ce6" style:font-style-asian="normal" style:font-style-complex="normal"/>
    </style:style>
    <style:style style:name="P11" style:family="paragraph" style:parent-style-name="Text_20_body">
      <style:text-properties style:text-line-through-style="solid" style:text-line-through-type="single" style:text-position="0% 100%" style:font-name="Times New Roman" fo:font-style="normal" officeooo:rsid="001b1ce6" officeooo:paragraph-rsid="001b1ce6" style:font-style-asian="normal" style:font-style-complex="normal"/>
    </style:style>
    <style:style style:name="P12" style:family="paragraph" style:parent-style-name="Text_20_body" style:list-style-name="L2">
      <style:text-properties officeooo:rsid="001b1ce6" officeooo:paragraph-rsid="001b1ce6"/>
    </style:style>
    <style:style style:name="P13" style:family="paragraph" style:parent-style-name="Text_20_body" style:list-style-name="L3">
      <style:text-properties officeooo:rsid="001b1ce6" officeooo:paragraph-rsid="001b1ce6"/>
    </style:style>
    <style:style style:name="T1" style:family="text">
      <style:text-properties fo:font-size="18pt" officeooo:rsid="001b1ce6" style:font-size-asian="15.75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style:font-name="Times New Roman" fo:font-style="italic" style:font-style-asian="italic" style:font-style-complex="italic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style:font-name="Times New Roman" fo:font-style="italic" style:font-style-asian="italic" style:font-style-complex="italic"/>
    </style:style>
    <style:style style:name="T7" style:family="text">
      <style:text-properties style:text-position="0% 100%" style:font-name="Liberation Serif1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tab/><text:span text:style-name="T1">April 2nd meeting</text:span></text:h>
      <text:p text:style-name="P4"/>
      <text:h text:style-name="P7" text:outline-level="7">Mapping :</text:h>
      <text:p text:style-name="P2"/>
      <text:list xml:id="list2464348112" text:style-name="L1">
        <text:list-item>
          <text:p text:style-name="P8">Size normalization : <text:span text:style-name="T2">size</text:span><text:span text:style-name="T3">n</text:span><text:span text:style-name="T5">=</text:span><text:span text:style-name="T6">size/(</text:span><text:span text:style-name="T7">Σ</text:span><text:span text:style-name="T4">g</text:span><text:span text:style-name="T6">size)</text:span></text:p>
        </text:list-item>
        <text:list-item>
          <text:p text:style-name="P10">Allow the user to choose a note for one neuron</text:p>
        </text:list-item>
        <text:list-item>
          <text:p text:style-name="P10">exclude all neurons</text:p>
        </text:list-item>
      </text:list>
      <text:p text:style-name="P11"/>
      <text:h text:style-name="P7" text:outline-level="7">Interface :</text:h>
      <text:list xml:id="list3749013431" text:style-name="L2">
        <text:list-item>
          <text:p text:style-name="P12">Change buttons close graph/which neuron</text:p>
        </text:list-item>
        <text:list-item>
          <text:p text:style-name="P9">increase default video size</text:p>
        </text:list-item>
        <text:list-item>
          <text:p text:style-name="P12">add titles instead of bubble comments</text:p>
        </text:list-item>
        <text:list-item>
          <text:p text:style-name="P9">allow to set a cluster in solo</text:p>
        </text:list-item>
        <text:list-item>
          <text:p text:style-name="P9">allow to hear only the tracked neurons</text:p>
        </text:list-item>
        <text:list-item>
          <text:p text:style-name="P9">allow to hear only tracked clusters</text:p>
        </text:list-item>
      </text:list>
      <text:p text:style-name="P1"/>
      <text:h text:style-name="P7" text:outline-level="7">Relation between hemispheres</text:h>
      <text:list xml:id="list4083602272" text:style-name="L3">
        <text:list-item>
          <text:p text:style-name="P13">What threshold ?</text:p>
        </text:list-item>
        <text:list-item>
          <text:p text:style-name="P13">Trigger an event based on threshold</text:p>
        </text:list-item>
      </text:list>
      <text:p text:style-name="P1"/>
      <text:p text:style-name="P5">Appril 6th</text:p>
      <text:p text:style-name="P5">add cpu to driver</text:p>
      <text:p text:style-name="P5">add presets to main panel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17:10:47.160000000</meta:creation-date>
    <dc:date>2021-04-07T16:40:03.484000000</dc:date>
    <meta:editing-duration>PT4H4M57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8" meta:word-count="93" meta:character-count="491" meta:non-whitespace-character-count="426"/>
  </office:meta>
</office:document-meta>
</file>